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6740" officeooo:paragraph-rsid="00156740"/>
    </style:style>
    <style:style style:name="T1" style:family="text">
      <style:text-properties officeooo:rsid="00197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ovements</text:p>
      <text:p text:style-name="P1"/>
      <text:p text:style-name="P1">Pagination should be added their if the data size increases. And the UI can be improved but because of time I preferred to focus on code rather than the UI. The react preview can also be improved just like google drive.</text:p>
      <text:p text:style-name="P1"/>
      <text:p text:style-name="P1">Architecture</text:p>
      <text:p text:style-name="P1"/>
      <text:p text:style-name="P1">On frontend side I used container design pattern. The purpose of components will be just to represent data after getting from props. And the container will take care of the data handling from actions/api. In this way we can reuse the components easily.</text:p>
      <text:p text:style-name="P1"/>
      <text:p text:style-name="P1">On backend side I uses the rest fram<text:span text:style-name="T1">e</text:span>work to create api. REST framework uses MVT (Model, View, Template ) templa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4:47:18.742457579</meta:creation-date>
    <dc:date>2022-07-12T14:57:36.492510928</dc:date>
    <meta:editing-duration>PT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06" meta:character-count="610" meta:non-whitespace-character-count="509"/>
  </office:meta>
</office:document-meta>
</file>